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style:font-weight-asian="bold" style:font-name-complex="Arial" style:font-weight-complex="bold"/>
    </style:style>
    <style:style style:name="P5" style:family="paragraph" style:parent-style-name="Standard">
      <style:text-properties style:font-name-complex="Arial"/>
    </style:style>
    <style:style style:name="P6" style:family="paragraph" style:parent-style-name="Standard">
      <style:text-properties style:font-weight-complex="bold"/>
    </style:style>
    <style:style style:name="P7" style:family="paragraph" style:parent-style-name="Standard">
      <style:paragraph-properties fo:line-height="115%"/>
    </style:style>
    <style:style style:name="P8" style:family="paragraph" style:parent-style-name="Standard">
      <style:paragraph-properties fo:margin-left="1.244cm" fo:margin-right="0cm" fo:text-indent="-1.244cm" style:auto-text-indent="false">
        <style:tab-stops/>
      </style:paragraph-properties>
    </style:style>
    <style:style style:name="P9" style:family="paragraph" style:parent-style-name="Standard">
      <style:paragraph-properties fo:margin-left="1.27cm" fo:margin-right="0cm" fo:text-indent="0cm" style:auto-text-indent="false">
        <style:tab-stops/>
      </style:paragraph-properties>
    </style:style>
    <style:style style:name="P10" style:family="paragraph" style:parent-style-name="Standard">
      <style:paragraph-properties fo:margin-left="0.635cm" fo:margin-right="0cm" fo:text-indent="0cm" style:auto-text-indent="false">
        <style:tab-stops/>
      </style:paragraph-properties>
      <style:text-properties fo:font-weight="bold" style:font-weight-asian="bold" style:font-name-complex="Arial" style:font-weight-complex="bold"/>
    </style:style>
    <style:style style:name="P11" style:family="paragraph" style:parent-style-name="Standard" style:master-page-name="MP0">
      <style:paragraph-properties style:page-number="auto" fo:break-before="page"/>
    </style:style>
    <style:style style:name="P12" style:family="paragraph" style:parent-style-name="Standard">
      <style:text-properties style:text-underline-style="solid" style:text-underline-width="auto" style:text-underline-color="font-color" fo:font-weight="bold" officeooo:paragraph-rsid="0011942e" style:text-underline-mode="continuous" style:text-overline-mode="continuous" style:text-line-through-mode="continuous" style:font-weight-asian="bold" style:font-weight-complex="bold"/>
    </style:style>
    <style:style style:name="T1" style:family="text">
      <style:text-properties officeooo:rsid="0007e862"/>
    </style:style>
    <style:style style:name="T2" style:family="text">
      <style:text-properties officeooo:rsid="0010fa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Software Cine</text:p>
      <text:p text:style-name="Standard"/>
      <text:p text:style-name="P3">Entrada(Es la etapa de ingreso de variables según lo que pide el cliente):</text:p>
      <text:p text:style-name="P3"/>
      <text:p text:style-name="Standard">El cliente nos pidió un programa para controlar ganancias y tomar decisiones de acuerdo a las mismas, los datos brindados son:</text:p>
      <text:p text:style-name="P8">*<text:tab/>La cantidad de butacas que se encuentran disponibles en una sala de cine (para poder ubicar al cliente que vera la película).</text:p>
      <text:p text:style-name="Standard">*<text:tab/>Sucursales de cine (son las sucursales que tiene la empresa).</text:p>
      <text:p text:style-name="P9">Salas de cine (son la cantidad de salas que tiene la sucursal).</text:p>
      <text:p text:style-name="P8">*<text:tab/>Nombre película(es el nombre por el cual voy a identificar la película, en función de la cantidad de proyecciones).</text:p>
      <text:p text:style-name="Standard">*<text:tab/>Cantidad de proyecciones(Es la cantidad de veces que se ha visto la película).</text:p>
      <text:p text:style-name="P9">Valor por entrada(Es el valor de las entradas según la película que vamos a ver).</text:p>
      <text:p text:style-name="P10"/>
      <text:p text:style-name="P2">Estadísticas</text:p>
      <text:p text:style-name="P4"/>
      <text:p text:style-name="P5">* Resto de ventas por sala hasta cierre (ganancia por cada sala).</text:p>
      <text:p text:style-name="P5">* Películas (ganancia por película).</text:p>
      <text:p text:style-name="P9"/>
      <text:p text:style-name="P6"/>
      <text:p text:style-name="P1"/>
      <text:p text:style-name="P1">Declaración del trabajo</text:p>
      <text:p text:style-name="P6">Aquí se detallara el funcionamiento, utilización, procesos del software a utilizar: </text:p>
      <text:p text:style-name="Standard"/>
      <text:p text:style-name="Standard">Dicho software se encargará de tener un registro completo de la sucursal. Estas sucursales cuentan con distintas cantidades de salas, las cuales pueden ser agregadas o suprimidas. Las salas tienen cada una, una determinada cantidad de butacas, y en las distintas salas se proyectarán películas, independientemente una sala de la otra, es decir, cada sala podrá proyectar la película que se desee, sin depender de ninguna otra.</text:p>
      <text:p text:style-name="Standard">De cualquier modo, el costo de la entrada será equitativo para cualquier película, aun así seremos capaces de cambiar el valor de entrada, si se desea.</text:p>
      <text:p text:style-name="Standard">En cuanto a la venta de entradas, se podrá dar la opción al cliente de elegir dependiendo disponibilidad, la butaca que quiere, así como el horario y la película.</text:p>
      <text:p text:style-name="Standard">En el momento en que la sala cierra y no se vendan más entradas, se reinicia las butacas vendidas, para poder volver a vender dichas butacas en una función distinta.</text:p>
      <text:p text:style-name="Standard">Por otro lado se podrá conocer el dinero total obtenido en esta sucursal, así como el dinero ganado por venta de entradas que cada película generó en todas las veces que fue proyectada. De esta forma se conocerá también la cantidad de veces que la película fue exhibida.</text:p>
      <text:p text:style-name="Standard">Este sistema de devolución de estadística se implementa con cada película, es decir que se lograra saber que ganancia genera cada película y así poder decidir qué película retirar de la cartelera, y cuales dejar, dejando en claro que las disponibilidad de las películas puede ser cambiada por quien administre el software.</text:p>
      <text:p text:style-name="Standard"/>
      <text:p text:style-name="Standard"/>
      <text:p text:style-name="P1">Proceso de venta de entradas</text:p>
      <text:p text:style-name="P7"/>
      <text:p text:style-name="P7">El proceso de venta consta de diversas partes que funcionan una a partir de la otra. Primeramente, en el momento en el que el cliente solicita una entrada, se le consulta que película quiere ver, y en base a su respuesta revisamos la sala en la que esta película será proyectada y la disponibilidad de butacas. En caso de que haya muchas butacas disponibles, se le da la opción al cliente de elegir que <text:soft-page-break/>butaca quiere, en caso contrario se le asigna una sin consultarle. Una vez que se realiza la elección, se procede a hacer el cobro de la entrada y en ese mismo momento se le pone a la butaca y/o butacas seleccionadas, el estado de no disponible, ya que dicha locación fue vendida. Al igual que el estado de la butaca, al momento de recibir el dinero, este se carga al sistema, registrando la venta y monto obtenido, para que luego pueda hacerse la suma total de lo ganado tanto por película, como por sucursal. Finalmente se le entrega la entrada al cliente.</text:p>
      <text:p text:style-name="Standard">En el momento en que se vendieron todas las butacas o la película ya se está proyectando, se cierra la compra de ventas para esa película en esa determinada sala, reiniciando así el sistema para la próxima función en la que la sala todavía no está llena.</text:p>
      <text:p text:style-name="Standard"/>
      <text:p text:style-name="P1">Requerimientos del software</text:p>
      <text:p text:style-name="Standard"/>
      <text:p text:style-name="Standard">* Cantidad de sucursales</text:p>
      <text:p text:style-name="Standard">* Cantidad de salas por sucursal</text:p>
      <text:p text:style-name="Standard">* Cantidad de butacas por sala</text:p>
      <text:p text:style-name="Standard">* Registro de venta de entrada por sala y <text:span text:style-name="T1">por </text:span>películ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font-name-asian="DejaVu Sans" style:font-family-asian="'DejaVu Sans'" style:font-family-generic-asian="system" style:font-pitch-asian="variable" style:font-name-complex="FreeSans" style:font-family-complex="FreeSans" style:font-family-generic-complex="swiss"/>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asian="DejaVu Sans" style:font-family-asian="'DejaVu Sans'" style:font-family-generic-asian="system" style:font-pitch-asian="variable" style:font-name-complex="FreeSans" style:font-family-complex="FreeSans" style:font-family-generic-complex="swiss"/>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font-name-asian="DejaVu Sans" style:font-family-asian="'DejaVu Sans'" style:font-family-generic-asian="system" style:font-pitch-asian="variable" style:font-name-complex="FreeSans" style:font-family-complex="FreeSans" style:font-family-generic-complex="swiss"/>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DejaVu Sans" style:font-family-asian="'DejaVu Sans'" style:font-family-generic-asian="system" style:font-pitch-asian="variable" style:font-name-complex="FreeSans" style:font-family-complex="FreeSans" style:font-family-generic-complex="swiss"/>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font-name-asian="DejaVu Sans" style:font-family-asian="'DejaVu Sans'" style:font-family-generic-asian="system" style:font-pitch-asian="variable" style:font-name-complex="FreeSans" style:font-family-complex="FreeSans" style:font-family-generic-complex="swiss"/>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asian="DejaVu Sans" style:font-family-asian="'DejaVu Sans'" style:font-family-generic-asian="system" style:font-pitch-asian="variable" style:font-name-complex="FreeSans" style:font-family-complex="FreeSans" style:font-family-generic-complex="swiss"/>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meta:creation-date>2017-11-10T18:34:21.831334563</meta:creation-date>
    <meta:editing-cycles>3</meta:editing-cycles>
    <meta:editing-duration>PT27S</meta:editing-duration>
    <dc:date>2017-11-10T20:31:33.946773693</dc:date>
    <meta:document-statistic meta:table-count="0" meta:image-count="0" meta:object-count="0" meta:page-count="2" meta:paragraph-count="28" meta:word-count="673" meta:character-count="3870" meta:non-whitespace-character-count="3224"/>
  </office:meta>
</office:document-meta>
</file>